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8de50" officeooo:paragraph-rsid="0008de50"/>
    </style:style>
    <style:style style:name="P4" style:family="paragraph" style:parent-style-name="Standard">
      <style:text-properties officeooo:rsid="0008df03" officeooo:paragraph-rsid="0008df03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rsid="0008de50" officeooo:paragraph-rsid="0008de50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officeooo:rsid="0008df03" officeooo:paragraph-rsid="0008df03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ca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df03" style:font-style-asian="italic" style:font-style-complex="italic"/>
    </style:style>
    <style:style style:name="T5" style:family="text">
      <style:text-properties officeooo:rsid="0007b261"/>
    </style:style>
    <style:style style:name="T6" style:family="text">
      <style:text-properties officeooo:rsid="0008de50"/>
    </style:style>
    <style:style style:name="T7" style:family="text">
      <style:text-properties fo:font-style="normal" fo:font-weight="bold" officeooo:rsid="000bfd18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caca3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bfd18" style:font-style-asian="normal" style:font-weight-asian="normal" style:font-style-complex="normal" style:font-weight-complex="normal"/>
    </style:style>
    <style:style style:name="T11" style:family="text">
      <style:text-properties officeooo:rsid="0008df03"/>
    </style:style>
    <style:style style:name="T12" style:family="text">
      <style:text-properties officeooo:rsid="000bfd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tificial Intelligence and Logic</text:p>
      <text:p text:style-name="P2">Erlang Project</text:p>
      <text:p text:style-name="Standard"/>
      <text:p text:style-name="Standard">Write an expression manipulator that manipulates valid arithmetic expressions.</text:p>
      <text:p text:style-name="Standard"/>
      <text:p text:style-name="Standard">You can assume that:</text:p>
      <text:list xml:id="list1766360330" text:style-name="L1">
        <text:list-item>
          <text:p text:style-name="P5">Only integers are used;</text:p>
        </text:list-item>
        <text:list-item>
          <text:p text:style-name="P5">+,-,*,/ are the only binary operators allowed;</text:p>
        </text:list-item>
        <text:list-item>
          <text:p text:style-name="P5">“~” <text:s/>representing unary minus is the only unary operator allowed;</text:p>
        </text:list-item>
        <text:list-item>
          <text:p text:style-name="P5">Brackets are used to indicate order of evaluation.</text:p>
        </text:list-item>
      </text:list>
      <text:p text:style-name="Standard"/>
      <text:p text:style-name="Standard">The expression manipulator will consist of the following components:</text:p>
      <text:list xml:id="list4208303077" text:style-name="L2">
        <text:list-item>
          <text:p text:style-name="P7"><text:span text:style-name="T1">Tokeniser: </text:span><text:span text:style-name="T9">Takes as input a string and converts it into a list of token</text:span><text:span text:style-name="T10">s<text:tab/><text:tab/><text:tab/><text:tab/><text:tab/><text:tab/><text:tab/><text:tab/><text:tab/><text:tab/><text:tab/><text:tab/></text:span><text:span text:style-name="T7">(</text:span><text:span text:style-name="T8">30</text:span><text:span text:style-name="T7"> marks)</text:span></text:p>
        </text:list-item>
        <text:list-item>
          <text:p text:style-name="P6"><text:span text:style-name="T1">Parser: </text:span>Takes as input a <text:span text:style-name="T6">list of tokens</text:span> and converts i<text:span text:style-name="T5">t</text:span> into an appropriate internal <text:span text:style-name="T6">syntax tree</text:span> representation;<text:tab/><text:tab/><text:tab/><text:tab/><text:tab/><text:tab/><text:tab/><text:tab/><text:tab/><text:tab/><text:tab/><text:tab/><text:tab/><text:tab/><text:tab/><text:tab/><text:tab/><text:tab/><text:tab/><text:span text:style-name="T1">(</text:span><text:span text:style-name="T2">40</text:span><text:span text:style-name="T1"> Marks)</text:span></text:p>
        </text:list-item>
        <text:list-item>
          <text:p text:style-name="P6"><text:span text:style-name="T1">Evaluator: </text:span>Takes as input the internal representation of an expression and returns the value of the expression;<text:tab/><text:tab/><text:tab/><text:tab/><text:tab/><text:tab/><text:tab/><text:tab/><text:tab/><text:tab/><text:tab/><text:tab/><text:tab/><text:tab/><text:tab/><text:tab/><text:tab/><text:tab/><text:tab/><text:span text:style-name="T1">(</text:span><text:span text:style-name="T2">30</text:span><text:span text:style-name="T1"> Marks)</text:span></text:p>
          <text:p text:style-name="P9"/>
        </text:list-item>
      </text:list>
      <text:p text:style-name="Standard"/>
      <text:p text:style-name="P1">Example <text:span text:style-name="T12">output of each stage</text:span>:</text:p>
      <text:p text:style-name="Standard"><text:span text:style-name="T4">String</text:span><text:span text:style-name="T3">: “</text:span>((2+3)-4)”</text:p>
      <text:p text:style-name="Standard"/>
      <text:p text:style-name="P3"><text:span text:style-name="T3">Tokenised Expression:</text:span> [{sym, lbracket},{sym,lbracket},{num,2},{binOp,plus},{num,3},{sym,rbracket},{binOp,minus},{num,4},{sym,rbracket}]</text:p>
      <text:p text:style-name="P10"/>
      <text:p text:style-name="Standard"><text:span text:style-name="T3">Internal Representation: </text:span>{minus, {plus, {num, 2}, {num 3}}, {num, 4}}</text:p>
      <text:p text:style-name="P11"/>
      <text:p text:style-name="P4"><text:span text:style-name="T3">Evaluator:</text:span> 1</text:p>
      <text:p text:style-name="P1"/>
      <text:p text:style-name="P1"/>
      <text:p text:style-name="P1">Bonus Material (Optional)</text:p>
      <text:p text:style-name="Standard">Allow conditional expressions as part of an expression (0 is false, non-zero is true)</text:p>
      <text:p text:style-name="Standard">For Example: <text:span text:style-name="T1">if (1+(2-4)) then 5 else (6/3)</text:span></text:p>
      <text:p text:style-name="Standard"/>
      <text:p text:style-name="Standard">Add <text:span text:style-name="T11">different </text:span>types (<text:span text:style-name="T11">e.g. </text:span>boolean <text:span text:style-name="T11">and</text:span> float)</text:p>
      <text:p text:style-name="Standard"/>
      <text:p text:style-name="P4">Add type checking</text:p>
      <text:p text:style-name="Standard"/>
      <text:p text:style-name="Standard">Add local definitions <text:span text:style-name="T11">(variables) </text:span>as part of an expression</text:p>
      <text:p text:style-name="Standard">For Example: <text:span text:style-name="T1">let b = (5+(7-2)) in ~(3*(b/2)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5:37:49</meta:creation-date>
    <dc:date>2019-02-26T12:15:32.307086706</dc:date>
    <meta:editing-duration>PT4H1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95" meta:character-count="1364" meta:non-whitespace-character-count="1153"/>
  </office:meta>
</office:document-meta>
</file>